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288b9d" style:font-size-asian="11pt" style:font-name-complex="Liberation Sans1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01254" style:font-size-asian="11pt" style:font-name-complex="Liberation Sans1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0dba1" style:font-size-asian="11pt" style:font-name-complex="Liberation Sans1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2a12d2" style:font-size-asian="11pt" style:font-name-complex="Liberation Sans1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a187b" style:font-size-asian="11pt" style:font-name-complex="Liberation Sans1" style:font-size-complex="11pt"/>
    </style:style>
    <style:style style:name="P6" style:family="paragraph" style:parent-style-name="Standard">
      <style:text-properties fo:color="#000000" style:font-name="Liberation Sans1" fo:font-size="11pt" fo:font-weight="normal" officeooo:rsid="001bfc75" officeooo:paragraph-rsid="0022b2bb" style:font-size-asian="11pt" style:font-weight-asian="normal" style:font-name-complex="Liberation Sans1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2e7213" style:font-size-asian="11pt" style:font-weight-asian="normal" style:font-name-complex="Liberation Sans1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96cec" style:font-size-asian="11pt" style:font-weight-asian="normal" style:font-name-complex="Liberation Sans1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a187b" style:font-size-asian="11pt" style:font-weight-asian="normal" style:font-name-complex="Liberation Sans1" style:font-size-complex="11pt" style:font-weight-complex="normal"/>
    </style:style>
    <style:style style:name="P10" style:family="paragraph" style:parent-style-name="Standard">
      <style:text-properties fo:color="#000000" style:font-name="Liberation Sans1" fo:font-size="11pt" fo:font-weight="normal" officeooo:rsid="001bfc75" officeooo:paragraph-rsid="00396cec" style:font-size-asian="11pt" style:font-weight-asian="normal" style:font-name-complex="Liberation Sans1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Segoe UI" fo:font-size="10.5pt" officeooo:rsid="0017c8e2" officeooo:paragraph-rsid="0017c8e2" style:font-size-asian="10.5pt" style:font-name-complex="Liberation Sans1" style:font-size-complex="10.5pt"/>
    </style:style>
    <style:style style:name="P12" style:family="paragraph" style:parent-style-name="Standard">
      <style:paragraph-properties fo:text-align="justify" style:justify-single-word="false"/>
      <style:text-properties fo:color="#000000" style:font-name="Segoe UI" fo:font-size="10.5pt" officeooo:paragraph-rsid="0011b17f" style:font-size-asian="10.5pt" style:font-name-complex="Liberation Sans1" style:font-size-complex="10.5pt"/>
    </style:style>
    <style:style style:name="P13" style:family="paragraph" style:parent-style-name="Standard">
      <style:text-properties fo:color="#000000" style:font-name="Segoe UI" fo:font-size="10.5pt" officeooo:rsid="001bfc75" officeooo:paragraph-rsid="00216d0b" style:font-size-asian="10.5pt" style:font-name-complex="Liberation Sans1" style:font-size-complex="10.5pt"/>
    </style:style>
    <style:style style:name="P14" style:family="paragraph" style:parent-style-name="Standard">
      <style:text-properties fo:color="#000000" style:font-name="Segoe UI" fo:font-size="10.5pt" officeooo:rsid="001dc61e" officeooo:paragraph-rsid="00216d0b" style:font-size-asian="10.5pt" style:font-name-complex="Liberation Sans1" style:font-size-complex="10.5pt"/>
    </style:style>
    <style:style style:name="P15" style:family="paragraph" style:parent-style-name="Standard">
      <style:paragraph-properties fo:text-align="justify" style:justify-single-word="false"/>
      <style:text-properties fo:color="#000000" style:font-name="Segoe UI" fo:font-size="10.5pt" officeooo:rsid="00135442" officeooo:paragraph-rsid="0011b17f" style:font-size-asian="10.5pt" style:font-name-complex="Liberation Sans1" style:font-size-complex="10.5pt"/>
    </style:style>
    <style:style style:name="P16" style:family="paragraph" style:parent-style-name="Standard">
      <style:paragraph-properties fo:text-align="start" style:justify-single-word="false"/>
      <style:text-properties fo:color="#000000" style:font-name="Segoe UI" fo:font-size="10.5pt" officeooo:rsid="00160fb3" officeooo:paragraph-rsid="0014c589" style:font-size-asian="10.5pt" style:font-name-complex="Liberation Sans1" style:font-size-complex="10.5pt"/>
    </style:style>
    <style:style style:name="P17" style:family="paragraph" style:parent-style-name="Standard">
      <style:paragraph-properties fo:text-align="start" style:justify-single-word="false"/>
      <style:text-properties fo:color="#000000" style:font-name="Segoe UI" fo:font-size="10.5pt" fo:font-weight="normal" officeooo:rsid="001bfc75" officeooo:paragraph-rsid="0017c8e2" style:font-size-asian="10.5pt" style:font-weight-asian="normal" style:font-name-complex="Liberation Sans1" style:font-size-complex="10.5pt" style:font-weight-complex="normal"/>
    </style:style>
    <style:style style:name="P18" style:family="paragraph" style:parent-style-name="Standard">
      <style:text-properties style:font-name="Segoe UI" fo:font-size="10.5pt" fo:font-weight="normal" officeooo:paragraph-rsid="0011b17f" style:font-size-asian="10.5pt" style:font-weight-asian="normal" style:font-name-complex="Liberation Sans1" style:font-size-complex="10.5pt" style:font-weight-complex="normal"/>
    </style:style>
    <style:style style:name="P19" style:family="paragraph" style:parent-style-name="Standard">
      <style:text-properties style:font-name="Segoe UI" fo:font-size="10.5pt" fo:font-weight="bold" officeooo:paragraph-rsid="0011b17f" style:font-size-asian="10.5pt" style:font-weight-asian="bold" style:font-name-complex="Liberation Sans1" style:font-size-complex="10.5pt" style:font-weight-complex="bold"/>
    </style:style>
    <style:style style:name="P20" style:family="paragraph" style:parent-style-name="Standard">
      <style:text-properties style:font-name="Segoe UI" fo:font-size="10.5pt" fo:font-weight="bold" officeooo:paragraph-rsid="0011b17f" style:font-size-asian="10.5pt" style:font-weight-asian="bold" style:font-name-complex="Liberation Serif1" style:font-size-complex="10.5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Segoe UI" fo:font-size="10.5pt" officeooo:paragraph-rsid="0011b17f" style:font-size-asian="10.5pt" style:font-size-complex="10.5pt"/>
    </style:style>
    <style:style style:name="P22" style:family="paragraph" style:parent-style-name="Standard">
      <style:paragraph-properties fo:text-align="justify" style:justify-single-word="false"/>
      <style:text-properties style:font-name="Segoe UI" fo:font-size="10.5pt" officeooo:rsid="003fc9fa" officeooo:paragraph-rsid="003fc9fa" style:font-size-asian="10.5pt" style:font-size-complex="10.5pt"/>
    </style:style>
    <style:style style:name="P23" style:family="paragraph" style:parent-style-name="Standard">
      <style:text-properties style:font-name="Segoe UI" fo:font-size="10.5pt" officeooo:paragraph-rsid="00216d0b" style:font-size-asian="10.5pt" style:font-size-complex="10.5pt"/>
    </style:style>
    <style:style style:name="P24" style:family="paragraph" style:parent-style-name="Standard">
      <style:text-properties fo:color="#ef413d" style:font-name="Segoe UI" fo:font-size="10.5pt" fo:font-style="italic" fo:font-weight="bold" officeooo:rsid="002eac2f" officeooo:paragraph-rsid="00411889" style:font-size-asian="10.5pt" style:font-style-asian="italic" style:font-weight-asian="bold" style:font-name-complex="Liberation Sans1" style:font-size-complex="10.5pt" style:font-style-complex="italic" style:font-weight-complex="bold"/>
    </style:style>
    <style:style style:name="P25" style:family="paragraph" style:parent-style-name="Standard">
      <style:text-properties style:font-name="Liberation Sans1" fo:font-size="11pt" fo:font-weight="normal" officeooo:paragraph-rsid="00396cec" style:font-size-asian="11pt" style:font-weight-asian="normal" style:font-name-complex="Liberation Sans1" style:font-size-complex="11pt" style:font-weight-complex="normal"/>
    </style:style>
    <style:style style:name="P26" style:family="paragraph" style:parent-style-name="Standard">
      <style:text-properties fo:color="#ce181e" style:font-name="Segoe UI" fo:font-size="10.5pt" fo:font-weight="bold" officeooo:rsid="001bfc75" officeooo:paragraph-rsid="001f0b9a" style:font-size-asian="10.5pt" style:font-weight-asian="bold" style:font-name-complex="Liberation Sans1" style:font-size-complex="10.5pt" style:font-weight-complex="bold"/>
    </style:style>
    <style:style style:name="P27" style:family="paragraph" style:parent-style-name="Standard">
      <style:text-properties fo:color="#000000" style:font-name="Segoe UI" fo:font-size="10.5pt" officeooo:paragraph-rsid="0011b17f" style:font-size-asian="10.5pt" style:font-name-complex="Liberation Sans1" style:font-size-complex="10.5pt"/>
    </style:style>
    <style:style style:name="P28" style:family="paragraph" style:parent-style-name="Standard">
      <style:paragraph-properties fo:text-align="start" style:justify-single-word="false"/>
      <style:text-properties fo:color="#000000" style:font-name="Segoe UI" fo:font-size="10.5pt" officeooo:rsid="0018f175" officeooo:paragraph-rsid="0018f175" style:font-size-asian="10.5pt" style:font-name-complex="Liberation Sans1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Segoe UI" fo:font-size="10.5pt" fo:font-weight="normal" officeooo:rsid="001dc61e" officeooo:paragraph-rsid="002a12d2" style:font-size-asian="10.5pt" style:font-weight-asian="normal" style:font-name-complex="Liberation Sans1" style:font-size-complex="10.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306127" style:font-size-asian="11pt" style:font-name-complex="Liberation Sans1" style:font-size-complex="11pt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44a8a1" style:font-size-asian="11pt" style:font-name-complex="Liberation Sans1" style:font-size-complex="11pt"/>
    </style:style>
    <style:style style:name="T1" style:family="text">
      <style:text-properties fo:color="#000000" style:font-name-complex="Liberation Sans1"/>
    </style:style>
    <style:style style:name="T2" style:family="text">
      <style:text-properties fo:color="#000000" officeooo:rsid="00216d0b" style:font-name-complex="Liberation Sans1"/>
    </style:style>
    <style:style style:name="T3" style:family="text">
      <style:text-properties fo:color="#000000" fo:font-weight="normal" officeooo:rsid="001bfc75" style:font-weight-asian="normal" style:font-name-complex="Liberation Sans1" style:font-weight-complex="normal"/>
    </style:style>
    <style:style style:name="T4" style:family="text">
      <style:text-properties fo:color="#000000" fo:font-weight="normal" officeooo:rsid="001dc61e" style:font-weight-asian="normal" style:font-name-complex="Liberation Sans1" style:font-weight-complex="normal"/>
    </style:style>
    <style:style style:name="T5" style:family="text">
      <style:text-properties fo:color="#000000" fo:font-weight="normal" officeooo:rsid="001ec973" style:font-weight-asian="normal" style:font-name-complex="Liberation Sans1" style:font-weight-complex="normal"/>
    </style:style>
    <style:style style:name="T6" style:family="text">
      <style:text-properties fo:color="#000000" fo:font-weight="normal" officeooo:rsid="001f0b9a" style:font-weight-asian="normal" style:font-name-complex="Liberation Sans1" style:font-weight-complex="normal"/>
    </style:style>
    <style:style style:name="T7" style:family="text">
      <style:text-properties fo:color="#000000" fo:font-weight="normal" officeooo:rsid="001d5e21" style:font-weight-asian="normal" style:font-name-complex="Liberation Sans1" style:font-weight-complex="normal"/>
    </style:style>
    <style:style style:name="T8" style:family="text">
      <style:text-properties fo:color="#000000" fo:font-weight="normal" officeooo:rsid="00216d0b" style:font-weight-asian="normal" style:font-name-complex="Liberation Sans1" style:font-weight-complex="normal"/>
    </style:style>
    <style:style style:name="T9" style:family="text">
      <style:text-properties fo:color="#000000" style:font-name="Segoe UI" fo:font-size="12pt" style:text-underline-style="none" fo:font-weight="bold" officeooo:rsid="001ec973" style:font-size-asian="12pt" style:font-weight-asian="bold" style:font-size-complex="12pt" style:font-weight-complex="bold"/>
    </style:style>
    <style:style style:name="T10" style:family="text">
      <style:text-properties fo:color="#000000" style:font-name="Segoe UI" fo:font-size="12pt" style:text-underline-style="none" fo:font-weight="bold" officeooo:rsid="001dc61e" style:font-size-asian="12pt" style:font-weight-asian="bold" style:font-size-complex="12pt" style:font-weight-complex="bold"/>
    </style:style>
    <style:style style:name="T11" style:family="text">
      <style:text-properties fo:color="#000000" style:font-name="Segoe UI" fo:font-size="10.5pt" style:text-underline-style="none" style:font-size-asian="10.5pt" style:font-size-complex="10.5pt"/>
    </style:style>
    <style:style style:name="T12" style:family="text">
      <style:text-properties fo:color="#000000" style:font-name="Segoe UI" fo:font-size="10.5pt" style:text-underline-style="none" officeooo:rsid="001ec973" style:font-size-asian="10.5pt" style:font-size-complex="10.5pt"/>
    </style:style>
    <style:style style:name="T13" style:family="text">
      <style:text-properties fo:color="#000000" style:font-name="Segoe UI" fo:font-size="10.5pt" style:text-underline-style="none" officeooo:rsid="00396cec" style:font-size-asian="10.5pt" style:font-size-complex="10.5pt"/>
    </style:style>
    <style:style style:name="T14" style:family="text">
      <style:text-properties fo:color="#000000" style:font-name="Segoe UI" fo:font-size="10.5pt" style:text-underline-style="none" officeooo:rsid="00396cec" style:font-size-asian="10.5pt" style:font-size-complex="10.5pt" loext:padding="0cm" loext:border="none"/>
    </style:style>
    <style:style style:name="T15" style:family="text">
      <style:text-properties fo:color="#000000" style:font-name="Segoe UI" fo:font-size="10.5pt" style:text-underline-style="none" officeooo:rsid="001fcf6c" style:font-size-asian="10.5pt" style:font-size-complex="10.5pt" loext:padding="0cm" loext:border="none"/>
    </style:style>
    <style:style style:name="T16" style:family="text">
      <style:text-properties fo:color="#000000" style:font-name="Segoe UI" fo:font-size="10.5pt" style:text-underline-style="none" officeooo:rsid="001dc61e" style:font-size-asian="10.5pt" style:font-size-complex="10.5pt"/>
    </style:style>
    <style:style style:name="T17" style:family="text">
      <style:text-properties fo:color="#000000" style:font-name="Segoe UI" fo:font-size="10.5pt" style:text-underline-style="none" officeooo:rsid="001f0b9a" style:font-size-asian="10.5pt" style:font-size-complex="10.5pt"/>
    </style:style>
    <style:style style:name="T18" style:family="text">
      <style:text-properties fo:color="#000000" style:font-name="Segoe UI" fo:font-size="10.5pt" style:text-underline-style="none" officeooo:rsid="001d5e21" style:font-size-asian="10.5pt" style:font-size-complex="10.5pt"/>
    </style:style>
    <style:style style:name="T19" style:family="text">
      <style:text-properties fo:color="#000000" style:font-name="Segoe UI" fo:font-size="10.5pt" style:text-underline-style="none" officeooo:rsid="002a12d2" style:font-size-asian="10.5pt" style:font-size-complex="10.5pt"/>
    </style:style>
    <style:style style:name="T20" style:family="text">
      <style:text-properties fo:color="#000000" style:font-name="Segoe UI" fo:font-size="10.5pt" style:text-underline-style="none" officeooo:rsid="002b205f" style:font-size-asian="10.5pt" style:font-size-complex="10.5pt"/>
    </style:style>
    <style:style style:name="T21" style:family="text">
      <style:text-properties fo:color="#000000" style:font-name="Segoe UI" fo:font-size="10.5pt" style:text-underline-style="none" officeooo:rsid="002c6293" style:font-size-asian="10.5pt" style:font-size-complex="10.5pt"/>
    </style:style>
    <style:style style:name="T22" style:family="text">
      <style:text-properties fo:color="#000000" style:font-name="Segoe UI" fo:font-size="10.5pt" style:text-underline-style="none" officeooo:rsid="002d5a81" style:font-size-asian="10.5pt" style:font-size-complex="10.5pt"/>
    </style:style>
    <style:style style:name="T23" style:family="text">
      <style:text-properties fo:color="#000000" style:font-name="Segoe UI" fo:font-size="10.5pt" style:text-underline-style="none" officeooo:rsid="002e7213" style:font-size-asian="10.5pt" style:font-size-complex="10.5pt"/>
    </style:style>
    <style:style style:name="T24" style:family="text">
      <style:text-properties fo:color="#000000" style:font-name="Segoe UI" fo:font-size="10.5pt" style:text-underline-style="none" officeooo:rsid="003217e3" style:font-size-asian="10.5pt" style:font-size-complex="10.5pt"/>
    </style:style>
    <style:style style:name="T25" style:family="text">
      <style:text-properties fo:color="#000000" style:font-name="Segoe UI" fo:font-size="10.5pt" style:text-underline-style="none" officeooo:rsid="0035a5d6" style:font-size-asian="10.5pt" style:font-size-complex="10.5pt"/>
    </style:style>
    <style:style style:name="T26" style:family="text">
      <style:text-properties fo:color="#000000" style:font-name="Segoe UI" fo:font-size="10.5pt" style:text-underline-style="none" officeooo:rsid="0018f175" style:font-size-asian="10.5pt" style:font-size-complex="10.5pt"/>
    </style:style>
    <style:style style:name="T27" style:family="text">
      <style:text-properties fo:color="#000000" style:font-name="Segoe UI" fo:font-size="10.5pt" style:text-underline-style="none" officeooo:rsid="001bfc75" style:font-size-asian="10.5pt" style:font-size-complex="10.5pt"/>
    </style:style>
    <style:style style:name="T28" style:family="text">
      <style:text-properties fo:color="#000000" style:font-name="Segoe UI" fo:font-size="10.5pt" style:text-underline-style="none" fo:font-weight="normal" style:font-size-asian="10.5pt" style:font-weight-asian="normal" style:font-size-complex="10.5pt" style:font-weight-complex="normal"/>
    </style:style>
    <style:style style:name="T29" style:family="text">
      <style:text-properties fo:color="#000000" style:font-name="Segoe UI" fo:font-size="10.5pt" style:text-underline-style="none" fo:font-weight="normal" officeooo:rsid="001ec973" style:font-size-asian="10.5pt" style:font-weight-asian="normal" style:font-size-complex="10.5pt" style:font-weight-complex="normal"/>
    </style:style>
    <style:style style:name="T30" style:family="text">
      <style:text-properties fo:color="#000000" style:font-name="Segoe UI" fo:font-size="10.5pt" style:text-underline-style="none" fo:font-weight="normal" officeooo:rsid="001dc61e" style:font-size-asian="10.5pt" style:font-weight-asian="normal" style:font-size-complex="10.5pt" style:font-weight-complex="normal"/>
    </style:style>
    <style:style style:name="T31" style:family="text">
      <style:text-properties fo:color="#000000" style:font-name="Segoe UI" fo:font-size="10.5pt" style:text-underline-style="none" fo:font-weight="normal" officeooo:rsid="001f0b9a" style:font-size-asian="10.5pt" style:font-weight-asian="normal" style:font-size-complex="10.5pt" style:font-weight-complex="normal"/>
    </style:style>
    <style:style style:name="T32" style:family="text">
      <style:text-properties fo:color="#000000" style:font-name="Segoe UI" fo:font-size="10.5pt" style:text-underline-style="none" fo:font-weight="normal" officeooo:rsid="002317d8" style:font-size-asian="10.5pt" style:font-weight-asian="normal" style:font-size-complex="10.5pt" style:font-weight-complex="normal"/>
    </style:style>
    <style:style style:name="T33" style:family="text">
      <style:text-properties fo:color="#000000" style:font-name="Segoe UI" fo:font-size="10.5pt" style:text-underline-style="none" fo:font-weight="normal" officeooo:rsid="001d5e21" style:font-size-asian="10.5pt" style:font-weight-asian="normal" style:font-size-complex="10.5pt" style:font-weight-complex="normal"/>
    </style:style>
    <style:style style:name="T34" style:family="text">
      <style:text-properties fo:color="#000000" style:font-name="Segoe UI" fo:font-size="10.5pt" style:text-underline-style="none" fo:font-weight="normal" officeooo:rsid="0024f3f0" style:font-size-asian="10.5pt" style:font-weight-asian="normal" style:font-size-complex="10.5pt" style:font-weight-complex="normal"/>
    </style:style>
    <style:style style:name="T35" style:family="text">
      <style:text-properties fo:color="#000000" style:font-name="Segoe UI" fo:font-size="10.5pt" style:text-underline-style="none" fo:font-weight="normal" officeooo:rsid="002749a2" style:font-size-asian="10.5pt" style:font-weight-asian="normal" style:font-size-complex="10.5pt" style:font-weight-complex="normal"/>
    </style:style>
    <style:style style:name="T36" style:family="text">
      <style:text-properties fo:color="#000000" style:font-name="Segoe UI" fo:font-size="10.5pt" style:text-underline-style="none" fo:font-weight="normal" officeooo:rsid="00288b9d" style:font-size-asian="10.5pt" style:font-weight-asian="normal" style:font-size-complex="10.5pt" style:font-weight-complex="normal"/>
    </style:style>
    <style:style style:name="T37" style:family="text">
      <style:text-properties fo:color="#000000" style:font-name="Segoe UI" fo:font-size="10.5pt" style:text-underline-style="none" fo:font-weight="normal" officeooo:rsid="00301254" style:font-size-asian="10.5pt" style:font-weight-asian="normal" style:font-size-complex="10.5pt" style:font-weight-complex="normal"/>
    </style:style>
    <style:style style:name="T38" style:family="text">
      <style:text-properties fo:color="#000000" style:font-name="Segoe UI" fo:font-size="10.5pt" style:text-underline-style="none" fo:font-weight="normal" officeooo:rsid="002a12d2" style:font-size-asian="10.5pt" style:font-weight-asian="normal" style:font-size-complex="10.5pt" style:font-weight-complex="normal"/>
    </style:style>
    <style:style style:name="T39" style:family="text">
      <style:text-properties fo:color="#000000" style:font-name="Segoe UI" fo:font-size="10.5pt" style:text-underline-style="none" fo:font-weight="normal" officeooo:rsid="00160fb3" style:font-size-asian="10.5pt" style:font-weight-asian="normal" style:font-size-complex="10.5pt" style:font-weight-complex="normal"/>
    </style:style>
    <style:style style:name="T40" style:family="text">
      <style:text-properties fo:color="#000000" style:font-name="Segoe UI" fo:font-size="10.5pt" style:text-underline-style="none" fo:font-weight="normal" officeooo:rsid="00306127" style:font-size-asian="10.5pt" style:font-weight-asian="normal" style:font-size-complex="10.5pt" style:font-weight-complex="normal"/>
    </style:style>
    <style:style style:name="T41" style:family="text">
      <style:text-properties fo:color="#000000" style:font-name="Segoe UI" fo:font-size="10.5pt" style:text-underline-style="none" fo:font-weight="normal" officeooo:rsid="0030dba1" style:font-size-asian="10.5pt" style:font-weight-asian="normal" style:font-size-complex="10.5pt" style:font-weight-complex="normal"/>
    </style:style>
    <style:style style:name="T42" style:family="text">
      <style:text-properties fo:color="#000000" style:font-name="Segoe UI" fo:font-size="10.5pt" style:text-underline-style="none" fo:font-weight="normal" officeooo:rsid="003217e3" style:font-size-asian="10.5pt" style:font-weight-asian="normal" style:font-size-complex="10.5pt" style:font-weight-complex="normal"/>
    </style:style>
    <style:style style:name="T43" style:family="text">
      <style:text-properties fo:color="#000000" style:font-name="Segoe UI" fo:font-size="10.5pt" style:text-underline-style="none" fo:font-weight="normal" officeooo:rsid="0033c870" style:font-size-asian="10.5pt" style:font-weight-asian="normal" style:font-size-complex="10.5pt" style:font-weight-complex="normal"/>
    </style:style>
    <style:style style:name="T44" style:family="text">
      <style:text-properties fo:color="#000000" style:font-name="Segoe UI" fo:font-size="10.5pt" fo:font-style="italic" style:text-underline-style="none" officeooo:rsid="001ec973" style:font-size-asian="10.5pt" style:font-style-asian="italic" style:font-size-complex="10.5pt" style:font-style-complex="italic"/>
    </style:style>
    <style:style style:name="T45" style:family="text">
      <style:text-properties fo:color="#00599d" style:font-name="Segoe UI" fo:font-size="10.5pt" officeooo:rsid="001e6d90" style:font-size-asian="10.5pt" style:font-size-complex="10.5pt"/>
    </style:style>
    <style:style style:name="T46" style:family="text">
      <style:text-properties officeooo:rsid="00135442"/>
    </style:style>
    <style:style style:name="T47" style:family="text">
      <style:text-properties fo:color="#f04e4d" style:font-name="Segoe UI" fo:font-size="10.5pt" style:text-underline-style="none" fo:font-weight="bold" officeooo:rsid="001ec973" style:font-size-asian="10.5pt" style:font-weight-asian="bold" style:font-size-complex="10.5pt" style:font-weight-complex="bold"/>
    </style:style>
    <style:style style:name="T48" style:family="text">
      <style:text-properties fo:color="#ce181e" style:font-name="Segoe UI" fo:font-size="10.5pt" fo:font-style="italic" style:text-underline-style="none" fo:font-weight="bold" officeooo:rsid="001ec973" style:font-size-asian="10.5pt" style:font-style-asian="italic" style:font-weight-asian="bold" style:font-size-complex="10.5pt" style:font-style-complex="italic" style:font-weight-complex="bold"/>
    </style:style>
    <style:style style:name="T49" style:family="text">
      <style:text-properties fo:color="#ce181e" style:font-name="Segoe UI" fo:font-size="10.5pt" fo:font-style="normal" style:text-underline-style="none" fo:font-weight="bold" officeooo:rsid="00396cec" style:font-size-asian="10.5pt" style:font-style-asian="normal" style:font-weight-asian="bold" style:font-size-complex="10.5pt" style:font-style-complex="normal" style:font-weight-complex="bold"/>
    </style:style>
    <style:style style:name="T50" style:family="text">
      <style:text-properties fo:color="#ce181e" style:font-name="Segoe UI" fo:font-size="10.5pt" fo:font-style="normal" style:text-underline-style="none" fo:font-weight="bold" officeooo:rsid="00396cec" style:font-size-asian="10.5pt" style:font-style-asian="normal" style:font-weight-asian="bold" style:font-size-complex="10.5pt" style:font-style-complex="normal" style:font-weight-complex="bold" loext:padding="0cm" loext:border="none"/>
    </style:style>
    <style:style style:name="T51" style:family="text">
      <style:text-properties fo:color="#ce181e" style:font-name="Segoe UI" fo:font-size="10.5pt" fo:font-style="normal" style:text-underline-style="none" fo:font-weight="bold" officeooo:rsid="001fcf6c" style:font-size-asian="10.5pt" style:font-style-asian="normal" style:font-weight-asian="bold" style:font-size-complex="10.5pt" style:font-style-complex="normal" style:font-weight-complex="bold" loext:padding="0cm" loext:border="none"/>
    </style:style>
    <style:style style:name="T52" style:family="text">
      <style:text-properties officeooo:rsid="001dc61e"/>
    </style:style>
    <style:style style:name="T53" style:family="text">
      <style:text-properties style:font-name="Segoe UI" fo:font-size="10.5pt" style:font-size-asian="10.5pt" style:font-size-complex="10.5pt"/>
    </style:style>
    <style:style style:name="T54" style:family="text">
      <style:text-properties style:font-name="Segoe UI" fo:font-size="10.5pt" officeooo:rsid="001d5e21" style:font-size-asian="10.5pt" style:font-size-complex="10.5pt"/>
    </style:style>
    <style:style style:name="T55" style:family="text">
      <style:text-properties style:font-name="Segoe UI" fo:font-size="10.5pt" officeooo:rsid="00306127" style:font-size-asian="10.5pt" style:font-size-complex="10.5pt"/>
    </style:style>
    <style:style style:name="T56" style:family="text">
      <style:text-properties style:font-name="Segoe UI" fo:font-size="10.5pt" officeooo:rsid="001ec973" style:font-size-asian="10.5pt" style:font-size-complex="10.5pt"/>
    </style:style>
    <style:style style:name="T57" style:family="text">
      <style:text-properties style:font-name="Segoe UI" fo:font-size="10.5pt" fo:font-weight="normal" officeooo:rsid="001d5e21" style:font-size-asian="10.5pt" style:font-weight-asian="normal" style:font-size-complex="10.5pt" style:font-weight-complex="normal"/>
    </style:style>
    <style:style style:name="T58" style:family="text">
      <style:text-properties style:font-name="Segoe UI" fo:font-size="10.5pt" fo:font-weight="normal" officeooo:rsid="001ec973" style:font-size-asian="10.5pt" style:font-weight-asian="normal" style:font-size-complex="10.5pt" style:font-weight-complex="normal"/>
    </style:style>
    <style:style style:name="T59" style:family="text">
      <style:text-properties style:font-name="Segoe UI" fo:font-size="10.5pt" fo:font-weight="normal" officeooo:rsid="001dc61e" style:font-size-asian="10.5pt" style:font-weight-asian="normal" style:font-size-complex="10.5pt" style:font-weight-complex="normal"/>
    </style:style>
    <style:style style:name="T60" style:family="text">
      <style:text-properties style:font-name="Segoe UI" fo:font-size="10.5pt" fo:font-weight="normal" officeooo:rsid="001f0b9a" style:font-size-asian="10.5pt" style:font-weight-asian="normal" style:font-size-complex="10.5pt" style:font-weight-complex="normal"/>
    </style:style>
    <style:style style:name="T61" style:family="text">
      <style:text-properties style:font-name="Segoe UI" fo:font-size="12pt" fo:font-weight="bold" style:font-size-asian="12pt" style:font-weight-asian="bold" style:font-size-complex="12pt" style:font-weight-complex="bold"/>
    </style:style>
    <style:style style:name="T62" style:family="text">
      <style:text-properties style:font-name="Segoe UI" fo:font-size="12pt" fo:font-weight="bold" officeooo:rsid="001d5e21" style:font-size-asian="12pt" style:font-weight-asian="bold" style:font-size-complex="12pt" style:font-weight-complex="bold"/>
    </style:style>
    <style:style style:name="T63" style:family="text">
      <style:text-properties style:font-name="Segoe UI" fo:font-size="12pt" fo:font-weight="bold" officeooo:rsid="001f0b9a" style:font-size-asian="12pt" style:font-weight-asian="bold" style:font-size-complex="12pt" style:font-weight-complex="bold"/>
    </style:style>
    <style:style style:name="T64" style:family="text">
      <style:text-properties style:font-name="Segoe UI" fo:font-size="12pt" fo:font-weight="bold" officeooo:rsid="001dc61e" style:font-size-asian="12pt" style:font-weight-asian="bold" style:font-size-complex="12pt" style:font-weight-complex="bold"/>
    </style:style>
    <style:style style:name="T65" style:family="text">
      <style:text-properties style:font-name="Segoe UI" fo:font-size="12pt" fo:font-weight="bold" officeooo:rsid="001ec973" style:font-size-asian="12pt" style:font-weight-asian="bold" style:font-size-complex="12pt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1d5e21" style:font-weight-asian="normal" style:font-weight-complex="normal"/>
    </style:style>
    <style:style style:name="T68" style:family="text">
      <style:text-properties fo:font-weight="normal" officeooo:rsid="001f0b9a" style:font-weight-asian="normal" style:font-weight-complex="normal"/>
    </style:style>
    <style:style style:name="T69" style:family="text">
      <style:text-properties fo:font-weight="normal" officeooo:rsid="001ec97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7">Стр</text:span><text:span text:style-name="T66">а</text:span><text:span text:style-name="T68">хињ</text:span><text:span text:style-name="T66">а Г</text:span><text:span text:style-name="T69">лиговић</text:span></text:p>
      <text:p text:style-name="P14"><text:span text:style-name="T66">Хоолоовоо</text:span><text:span text:style-name="T46"> </text:span></text:p>
      <text:p text:style-name="P23"><text:span text:style-name="T7">Љутице </text:span><text:span text:style-name="T3">Б</text:span><text:span text:style-name="T5">огд</text:span><text:span text:style-name="T3">а</text:span><text:span text:style-name="T5">н</text:span><text:span text:style-name="T3">а </text:span><text:span text:style-name="T8">9</text:span></text:p>
      <text:p text:style-name="P23"><text:span text:style-name="T2">11000 </text:span><text:span text:style-name="T3">Б</text:span><text:span text:style-name="T4">е</text:span><text:span text:style-name="T5">о</text:span><text:span text:style-name="T4">г</text:span><text:span text:style-name="T6">р</text:span><text:span text:style-name="T3">а</text:span><text:span text:style-name="T4">д</text:span></text:p>
      <text:p text:style-name="P25"><text:span text:style-name="Internet_20_link"><text:span text:style-name="T27">Е-</text:span></text:span><text:span text:style-name="Internet_20_link"><text:span text:style-name="T12">м</text:span></text:span><text:span text:style-name="Internet_20_link"><text:span text:style-name="T27">а</text:span></text:span><text:span text:style-name="Internet_20_link"><text:span text:style-name="T12">ил: </text:span></text:span><text:span text:style-name="Internet_20_link"><text:span text:style-name="T45">strahinja.gligovic@gmail.com</text:span></text:span></text:p>
      <text:p text:style-name="P10"><text:span text:style-name="T54">Моб</text:span><text:span text:style-name="Internet_20_link"><text:span text:style-name="T12">илни: </text:span></text:span><text:span text:style-name="Internet_20_link"><text:span text:style-name="T13">(0</text:span></text:span><text:span text:style-name="Internet_20_link"><text:span text:style-name="T15">64</text:span></text:span><text:span text:style-name="Internet_20_link"><text:span text:style-name="T14">) </text:span></text:span><text:span text:style-name="Internet_20_link"><text:span text:style-name="T15">265 - 7627</text:span></text:span><text:span text:style-name="Internet_20_link"><text:span text:style-name="T12"> </text:span></text:span><text:span text:style-name="Internet_20_link"><text:span text:style-name="T47">?????????</text:span></text:span></text:p>
      <text:p text:style-name="P18"/>
      <text:p text:style-name="P24">CHECK OUT THE Format before printing</text:p>
      <text:p text:style-name="P19"><text:s/></text:p>
      <text:p text:style-name="P6"><text:span text:style-name="T62">П</text:span><text:span text:style-name="T63">р</text:span><text:span text:style-name="T64">е</text:span><text:span text:style-name="T63">п</text:span><text:span text:style-name="T65">о</text:span><text:span text:style-name="T63">ру</text:span><text:span text:style-name="T65">к</text:span><text:span text:style-name="T61">а </text:span><text:span text:style-name="T64">з</text:span><text:span text:style-name="T61">а </text:span><text:span text:style-name="T64">Ф</text:span><text:span text:style-name="T61">а</text:span><text:span text:style-name="T63">р</text:span><text:span text:style-name="T65">к</text:span><text:span text:style-name="T61">а</text:span><text:span text:style-name="T63">ш </text:span><text:span text:style-name="T62">И</text:span><text:span text:style-name="T65">н</text:span><text:span text:style-name="T64">г</text:span><text:span text:style-name="T63">р</text:span><text:span text:style-name="Internet_20_link"><text:span text:style-name="T9">и</text:span></text:span><text:span text:style-name="Internet_20_link"><text:span text:style-name="T10">д</text:span></text:span></text:p>
      <text:p text:style-name="P20"/>
      <text:p text:style-name="P26">Аа Б<text:span text:style-name="T52">б </text:span>В<text:span text:style-name="T52">в </text:span>Г<text:span text:style-name="T52">г </text:span>Д<text:span text:style-name="T52">д </text:span>Ђ<text:span text:style-name="T52">ђ </text:span>Е<text:span text:style-name="T52">е </text:span>Ж<text:span text:style-name="T52">ж </text:span>З<text:span text:style-name="T52">з Ии Јј Кк Лл Љљ Мм Нн Њњ Оо Пп Рр Сс Тт Ћћ Уу Фф Хх Цц Чч Џџ Шш</text:span></text:p>
      <text:p text:style-name="P27"/>
      <text:p text:style-name="P9"><text:span text:style-name="T54">Ову прeпoруку пишем з</text:span><text:span text:style-name="T53">а </text:span><text:span text:style-name="T54">Ингр</text:span><text:span text:style-name="Internet_20_link"><text:span text:style-name="T12">и</text:span></text:span><text:span text:style-name="Internet_20_link"><text:span text:style-name="T16">д Ф</text:span></text:span><text:span text:style-name="Internet_20_link"><text:span text:style-name="T11">а</text:span></text:span><text:span text:style-name="Internet_20_link"><text:span text:style-name="T17">р</text:span></text:span><text:span text:style-name="Internet_20_link"><text:span text:style-name="T12">к</text:span></text:span><text:span text:style-name="Internet_20_link"><text:span text:style-name="T11">а</text:span></text:span><text:span text:style-name="Internet_20_link"><text:span text:style-name="T17">ш, </text:span></text:span><text:span text:style-name="Internet_20_link"><text:span text:style-name="T12">кој</text:span></text:span><text:span text:style-name="Internet_20_link"><text:span text:style-name="T11">а</text:span></text:span><text:span text:style-name="Internet_20_link"><text:span text:style-name="T16"> </text:span></text:span><text:span text:style-name="Internet_20_link"><text:span text:style-name="T12">ј</text:span></text:span><text:span text:style-name="Internet_20_link"><text:span text:style-name="T16">е </text:span></text:span><text:span text:style-name="Internet_20_link"><text:span text:style-name="T12">конк</text:span></text:span><text:span text:style-name="Internet_20_link"><text:span text:style-name="T17">ур</text:span></text:span><text:span text:style-name="Internet_20_link"><text:span text:style-name="T12">и</text:span></text:span><text:span text:style-name="Internet_20_link"><text:span text:style-name="T17">с</text:span></text:span><text:span text:style-name="Internet_20_link"><text:span text:style-name="T11">а</text:span></text:span><text:span text:style-name="Internet_20_link"><text:span text:style-name="T12">л</text:span></text:span><text:span text:style-name="Internet_20_link"><text:span text:style-name="T11">а </text:span></text:span><text:span text:style-name="Internet_20_link"><text:span text:style-name="T16">з</text:span></text:span><text:span text:style-name="Internet_20_link"><text:span text:style-name="T11">а </text:span></text:span><text:span text:style-name="Internet_20_link"><text:span text:style-name="T17">п</text:span></text:span><text:span text:style-name="Internet_20_link"><text:span text:style-name="T12">о</text:span></text:span><text:span text:style-name="Internet_20_link"><text:span text:style-name="T17">с</text:span></text:span><text:span text:style-name="Internet_20_link"><text:span text:style-name="T11">а</text:span></text:span><text:span text:style-name="Internet_20_link"><text:span text:style-name="T12">о </text:span></text:span><text:span text:style-name="Internet_20_link"><text:span text:style-name="T18">П</text:span></text:span><text:span text:style-name="Internet_20_link"><text:span text:style-name="T17">р</text:span></text:span><text:span text:style-name="Internet_20_link"><text:span text:style-name="T12">о</text:span></text:span><text:span text:style-name="Internet_20_link"><text:span text:style-name="T16">г</text:span></text:span><text:span text:style-name="Internet_20_link"><text:span text:style-name="T17">р</text:span></text:span><text:span text:style-name="Internet_20_link"><text:span text:style-name="T11">а</text:span></text:span><text:span text:style-name="Internet_20_link"><text:span text:style-name="T12">м</text:span></text:span><text:span text:style-name="Internet_20_link"><text:span text:style-name="T16">е</text:span></text:span><text:span text:style-name="Internet_20_link"><text:span text:style-name="T17">р</text:span></text:span><text:span text:style-name="Internet_20_link"><text:span text:style-name="T11">а.</text:span></text:span></text:p>
      <text:p text:style-name="P15"/>
      <text:p text:style-name="P1"><text:span text:style-name="T57">И</text:span><text:span text:style-name="T58">н</text:span><text:span text:style-name="T59">г</text:span><text:span text:style-name="T60">р</text:span><text:span text:style-name="Internet_20_link"><text:span text:style-name="T29">и</text:span></text:span><text:span text:style-name="Internet_20_link"><text:span text:style-name="T30">д </text:span></text:span><text:span text:style-name="Internet_20_link"><text:span text:style-name="T31">с</text:span></text:span><text:span text:style-name="Internet_20_link"><text:span text:style-name="T28">а</text:span></text:span><text:span text:style-name="Internet_20_link"><text:span text:style-name="T29">м </text:span></text:span><text:span text:style-name="Internet_20_link"><text:span text:style-name="T31">пр</text:span></text:span><text:span text:style-name="Internet_20_link"><text:span text:style-name="T32">e</text:span></text:span><text:span text:style-name="Internet_20_link"><text:span text:style-name="T30">д</text:span></text:span><text:span text:style-name="Internet_20_link"><text:span text:style-name="T28">а</text:span></text:span><text:span text:style-name="Internet_20_link"><text:span text:style-name="T30">в</text:span></text:span><text:span text:style-name="Internet_20_link"><text:span text:style-name="T28">а</text:span></text:span><text:span text:style-name="Internet_20_link"><text:span text:style-name="T29">о </text:span></text:span><text:span text:style-name="Internet_20_link"><text:span text:style-name="T28">Б</text:span></text:span><text:span text:style-name="Internet_20_link"><text:span text:style-name="T29">оо</text:span></text:span><text:span text:style-name="Internet_20_link"><text:span text:style-name="T31">тстр</text:span></text:span><text:span text:style-name="Internet_20_link"><text:span text:style-name="T28">а</text:span></text:span><text:span text:style-name="Internet_20_link"><text:span text:style-name="T31">п, </text:span></text:span><text:span text:style-name="Internet_20_link"><text:span text:style-name="T30">Х</text:span></text:span><text:span text:style-name="Internet_20_link"><text:span text:style-name="T33">ТМЛ, </text:span></text:span><text:span text:style-name="Internet_20_link"><text:span text:style-name="T30">Ц</text:span></text:span><text:span text:style-name="Internet_20_link"><text:span text:style-name="T33">СС, Ј</text:span></text:span><text:span text:style-name="Internet_20_link"><text:span text:style-name="T28">а</text:span></text:span><text:span text:style-name="Internet_20_link"><text:span text:style-name="T30">в</text:span></text:span><text:span text:style-name="Internet_20_link"><text:span text:style-name="T28">а</text:span></text:span><text:span text:style-name="Internet_20_link"><text:span text:style-name="T33">С</text:span></text:span><text:span text:style-name="Internet_20_link"><text:span text:style-name="T31">цр</text:span></text:span><text:span text:style-name="Internet_20_link"><text:span text:style-name="T29">и</text:span></text:span><text:span text:style-name="Internet_20_link"><text:span text:style-name="T31">пт, </text:span></text:span><text:span text:style-name="Internet_20_link"><text:span text:style-name="T29">ј</text:span></text:span><text:span text:style-name="Internet_20_link"><text:span text:style-name="T34">Q</text:span></text:span><text:span text:style-name="Internet_20_link"><text:span text:style-name="T31">у</text:span></text:span><text:span text:style-name="Internet_20_link"><text:span text:style-name="T34">e</text:span></text:span><text:span text:style-name="Internet_20_link"><text:span text:style-name="T31">ру, </text:span></text:span><text:span text:style-name="Internet_20_link"><text:span text:style-name="T33">Н</text:span></text:span><text:span text:style-name="Internet_20_link"><text:span text:style-name="T29">о</text:span></text:span><text:span text:style-name="Internet_20_link"><text:span text:style-name="T30">де.</text:span></text:span><text:span text:style-name="Internet_20_link"><text:span text:style-name="T29">ј</text:span></text:span><text:span text:style-name="Internet_20_link"><text:span text:style-name="T31">с </text:span></text:span><text:span text:style-name="Internet_20_link"><text:span text:style-name="T29">и </text:span></text:span><text:span text:style-name="Internet_20_link"><text:span text:style-name="T35">A</text:span></text:span><text:span text:style-name="Internet_20_link"><text:span text:style-name="T29">н</text:span></text:span><text:span text:style-name="Internet_20_link"><text:span text:style-name="T30">г</text:span></text:span><text:span text:style-name="Internet_20_link"><text:span text:style-name="T31">у</text:span></text:span><text:span text:style-name="Internet_20_link"><text:span text:style-name="T29">л</text:span></text:span><text:span text:style-name="Internet_20_link"><text:span text:style-name="T28">а</text:span></text:span><text:span text:style-name="Internet_20_link"><text:span text:style-name="T31">р у </text:span></text:span><text:span text:style-name="Internet_20_link"><text:span text:style-name="T29">ок</text:span></text:span><text:span text:style-name="Internet_20_link"><text:span text:style-name="T30">в</text:span></text:span><text:span text:style-name="Internet_20_link"><text:span text:style-name="T29">и</text:span></text:span><text:span text:style-name="Internet_20_link"><text:span text:style-name="T31">ру </text:span></text:span><text:span text:style-name="Internet_20_link"><text:span text:style-name="T29">к</text:span></text:span><text:span text:style-name="Internet_20_link"><text:span text:style-name="T31">урс</text:span></text:span><text:span text:style-name="Internet_20_link"><text:span text:style-name="T28">а В</text:span></text:span><text:span text:style-name="Internet_20_link"><text:span text:style-name="T32">e</text:span></text:span><text:span text:style-name="Internet_20_link"><text:span text:style-name="T30">б </text:span></text:span><text:span text:style-name="Internet_20_link"><text:span text:style-name="T33">П</text:span></text:span><text:span text:style-name="Internet_20_link"><text:span text:style-name="T31">р</text:span></text:span><text:span text:style-name="Internet_20_link"><text:span text:style-name="T29">о</text:span></text:span><text:span text:style-name="Internet_20_link"><text:span text:style-name="T30">г</text:span></text:span><text:span text:style-name="Internet_20_link"><text:span text:style-name="T31">р</text:span></text:span><text:span text:style-name="Internet_20_link"><text:span text:style-name="T28">а</text:span></text:span><text:span text:style-name="Internet_20_link"><text:span text:style-name="T29">ми</text:span></text:span><text:span text:style-name="Internet_20_link"><text:span text:style-name="T31">р</text:span></text:span><text:span text:style-name="Internet_20_link"><text:span text:style-name="T28">а</text:span></text:span><text:span text:style-name="Internet_20_link"><text:span text:style-name="T29">њ</text:span></text:span><text:span text:style-name="Internet_20_link"><text:span text:style-name="T32">e. </text:span></text:span><text:span text:style-name="Internet_20_link"><text:span text:style-name="T33">Н</text:span></text:span><text:span text:style-name="Internet_20_link"><text:span text:style-name="T28">а </text:span></text:span><text:span text:style-name="Internet_20_link"><text:span text:style-name="T29">о</text:span></text:span><text:span text:style-name="Internet_20_link"><text:span text:style-name="T31">с</text:span></text:span><text:span text:style-name="Internet_20_link"><text:span text:style-name="T29">но</text:span></text:span><text:span text:style-name="Internet_20_link"><text:span text:style-name="T30">в</text:span></text:span><text:span text:style-name="Internet_20_link"><text:span text:style-name="T31">у </text:span></text:span><text:span text:style-name="Internet_20_link"><text:span text:style-name="T33">И</text:span></text:span><text:span text:style-name="Internet_20_link"><text:span text:style-name="T29">н</text:span></text:span><text:span text:style-name="Internet_20_link"><text:span text:style-name="T30">г</text:span></text:span><text:span text:style-name="Internet_20_link"><text:span text:style-name="T31">р</text:span></text:span><text:span text:style-name="Internet_20_link"><text:span text:style-name="T29">и</text:span></text:span><text:span text:style-name="Internet_20_link"><text:span text:style-name="T30">д</text:span></text:span><text:span text:style-name="Internet_20_link"><text:span text:style-name="T29">ини</text:span></text:span><text:span text:style-name="Internet_20_link"><text:span text:style-name="T31">х </text:span></text:span><text:span text:style-name="Internet_20_link"><text:span text:style-name="T30">з</text:span></text:span><text:span text:style-name="Internet_20_link"><text:span text:style-name="T28">а</text:span></text:span><text:span text:style-name="Internet_20_link"><text:span text:style-name="T30">д</text:span></text:span><text:span text:style-name="Internet_20_link"><text:span text:style-name="T28">а</text:span></text:span><text:span text:style-name="Internet_20_link"><text:span text:style-name="T31">т</text:span></text:span><text:span text:style-name="Internet_20_link"><text:span text:style-name="T28">а</text:span></text:span><text:span text:style-name="Internet_20_link"><text:span text:style-name="T29">к</text:span></text:span><text:span text:style-name="Internet_20_link"><text:span text:style-name="T28">а </text:span></text:span><text:span text:style-name="Internet_20_link"><text:span text:style-name="T29">и </text:span></text:span><text:span text:style-name="Internet_20_link"><text:span text:style-name="T31">уч</text:span></text:span><text:span text:style-name="Internet_20_link"><text:span text:style-name="T34">e</text:span></text:span><text:span text:style-name="Internet_20_link"><text:span text:style-name="T31">ст</text:span></text:span><text:span text:style-name="Internet_20_link"><text:span text:style-name="T30">в</text:span></text:span><text:span text:style-name="Internet_20_link"><text:span text:style-name="T29">о</text:span></text:span><text:span text:style-name="Internet_20_link"><text:span text:style-name="T30">в</text:span></text:span><text:span text:style-name="Internet_20_link"><text:span text:style-name="T28">а</text:span></text:span><text:span text:style-name="Internet_20_link"><text:span text:style-name="T29">њ</text:span></text:span><text:span text:style-name="Internet_20_link"><text:span text:style-name="T35">a </text:span></text:span><text:span text:style-name="Internet_20_link"><text:span text:style-name="T29">н</text:span></text:span><text:span text:style-name="Internet_20_link"><text:span text:style-name="T35">a </text:span></text:span><text:span text:style-name="Internet_20_link"><text:span text:style-name="T31">ч</text:span></text:span><text:span text:style-name="Internet_20_link"><text:span text:style-name="T28">а</text:span></text:span><text:span text:style-name="Internet_20_link"><text:span text:style-name="T31">су </text:span></text:span><text:span text:style-name="Internet_20_link"><text:span text:style-name="T29">о</text:span></text:span><text:span text:style-name="Internet_20_link"><text:span text:style-name="T31">ц</text:span></text:span><text:span text:style-name="Internet_20_link"><text:span text:style-name="T32">e</text:span></text:span><text:span text:style-name="Internet_20_link"><text:span text:style-name="T29">нио </text:span></text:span><text:span text:style-name="Internet_20_link"><text:span text:style-name="T30">б</text:span></text:span><text:span text:style-name="Internet_20_link"><text:span text:style-name="T29">и</text:span></text:span><text:span text:style-name="Internet_20_link"><text:span text:style-name="T31">х </text:span></text:span><text:span text:style-name="Internet_20_link"><text:span text:style-name="T30">д</text:span></text:span><text:span text:style-name="Internet_20_link"><text:span text:style-name="T28">а </text:span></text:span><text:span text:style-name="Internet_20_link"><text:span text:style-name="T36">je <text:s/></text:span></text:span><text:span text:style-name="Internet_20_link"><text:span text:style-name="T33">И</text:span></text:span><text:span text:style-name="Internet_20_link"><text:span text:style-name="T29">н</text:span></text:span><text:span text:style-name="Internet_20_link"><text:span text:style-name="T30">г</text:span></text:span><text:span text:style-name="Internet_20_link"><text:span text:style-name="T31">р</text:span></text:span><text:span text:style-name="Internet_20_link"><text:span text:style-name="T29">и</text:span></text:span><text:span text:style-name="Internet_20_link"><text:span text:style-name="T30">д</text:span></text:span><text:span text:style-name="Internet_20_link"><text:span text:style-name="T29">ин </text:span></text:span><text:span text:style-name="Internet_20_link"><text:span text:style-name="T31">усп</text:span></text:span><text:span text:style-name="Internet_20_link"><text:span text:style-name="T32">e</text:span></text:span><text:span text:style-name="Internet_20_link"><text:span text:style-name="T31">х </text:span></text:span><text:span text:style-name="Internet_20_link"><text:span text:style-name="T29">н</text:span></text:span><text:span text:style-name="Internet_20_link"><text:span text:style-name="T36">a </text:span></text:span><text:span text:style-name="Internet_20_link"><text:span text:style-name="T29">мом </text:span></text:span><text:span text:style-name="Internet_20_link"><text:span text:style-name="T31">ч</text:span></text:span><text:span text:style-name="Internet_20_link"><text:span text:style-name="T36">a</text:span></text:span><text:span text:style-name="Internet_20_link"><text:span text:style-name="T31">су </text:span></text:span><text:span text:style-name="Internet_20_link"><text:span text:style-name="T29">и</text:span></text:span><text:span text:style-name="Internet_20_link"><text:span text:style-name="T30">зв</text:span></text:span><text:span text:style-name="Internet_20_link"><text:span text:style-name="T28">а</text:span></text:span><text:span text:style-name="Internet_20_link"><text:span text:style-name="T29">н</text:span></text:span><text:span text:style-name="Internet_20_link"><text:span text:style-name="T31">р</text:span></text:span><text:span text:style-name="Internet_20_link"><text:span text:style-name="T32">e</text:span></text:span><text:span text:style-name="Internet_20_link"><text:span text:style-name="T30">д</text:span></text:span><text:span text:style-name="Internet_20_link"><text:span text:style-name="T28">а</text:span></text:span><text:span text:style-name="Internet_20_link"><text:span text:style-name="T29">н.</text:span></text:span></text:p>
      <text:p text:style-name="P29"/>
      <text:p text:style-name="P4"><text:span text:style-name="T59">Х</text:span><text:span text:style-name="Internet_20_link"><text:span text:style-name="T31">т</text:span></text:span><text:span text:style-name="Internet_20_link"><text:span text:style-name="T34">e</text:span></text:span><text:span text:style-name="Internet_20_link"><text:span text:style-name="T29">о </text:span></text:span><text:span text:style-name="Internet_20_link"><text:span text:style-name="T30">б</text:span></text:span><text:span text:style-name="Internet_20_link"><text:span text:style-name="T29">и</text:span></text:span><text:span text:style-name="Internet_20_link"><text:span text:style-name="T31">х </text:span></text:span><text:span text:style-name="Internet_20_link"><text:span text:style-name="T30">д</text:span></text:span><text:span text:style-name="Internet_20_link"><text:span text:style-name="T28">а </text:span></text:span><text:span text:style-name="Internet_20_link"><text:span text:style-name="T29">н</text:span></text:span><text:span text:style-name="Internet_20_link"><text:span text:style-name="T28">а</text:span></text:span><text:span text:style-name="Internet_20_link"><text:span text:style-name="T30">г</text:span></text:span><text:span text:style-name="Internet_20_link"><text:span text:style-name="T29">л</text:span></text:span><text:span text:style-name="Internet_20_link"><text:span text:style-name="T38">a</text:span></text:span><text:span text:style-name="Internet_20_link"><text:span text:style-name="T31">с</text:span></text:span><text:span text:style-name="Internet_20_link"><text:span text:style-name="T29">им </text:span></text:span><text:span text:style-name="Internet_20_link"><text:span text:style-name="T30">д</text:span></text:span><text:span text:style-name="Internet_20_link"><text:span text:style-name="T28">а </text:span></text:span><text:span text:style-name="Internet_20_link"><text:span text:style-name="T29">ј</text:span></text:span><text:span text:style-name="Internet_20_link"><text:span text:style-name="T38">e </text:span></text:span><text:span text:style-name="Internet_20_link"><text:span text:style-name="T31">у</text:span></text:span><text:span text:style-name="Internet_20_link"><text:span text:style-name="T30">ж</text:span></text:span><text:span text:style-name="Internet_20_link"><text:span text:style-name="T29">и</text:span></text:span><text:span text:style-name="Internet_20_link"><text:span text:style-name="T30">в</text:span></text:span><text:span text:style-name="Internet_20_link"><text:span text:style-name="T38">a</text:span></text:span><text:span text:style-name="Internet_20_link"><text:span text:style-name="T29">л</text:span></text:span><text:span text:style-name="Internet_20_link"><text:span text:style-name="T38">a </text:span></text:span><text:span text:style-name="Internet_20_link"><text:span text:style-name="T31">у уч</text:span></text:span><text:span text:style-name="Internet_20_link"><text:span text:style-name="T38">e</text:span></text:span><text:span text:style-name="Internet_20_link"><text:span text:style-name="T29">њ</text:span></text:span><text:span text:style-name="Internet_20_link"><text:span text:style-name="T31">у </text:span></text:span><text:span text:style-name="Internet_20_link"><text:span text:style-name="T29">и и</text:span></text:span><text:span text:style-name="Internet_20_link"><text:span text:style-name="T31">стр</text:span></text:span><text:span text:style-name="Internet_20_link"><text:span text:style-name="T38">a</text:span></text:span><text:span text:style-name="Internet_20_link"><text:span text:style-name="T30">ж</text:span></text:span><text:span text:style-name="Internet_20_link"><text:span text:style-name="T29">и</text:span></text:span><text:span text:style-name="Internet_20_link"><text:span text:style-name="T30">в</text:span></text:span><text:span text:style-name="Internet_20_link"><text:span text:style-name="T38">a</text:span></text:span><text:span text:style-name="Internet_20_link"><text:span text:style-name="T29">њ</text:span></text:span><text:span text:style-name="Internet_20_link"><text:span text:style-name="T31">у </text:span></text:span><text:span text:style-name="Internet_20_link"><text:span text:style-name="T29">но</text:span></text:span><text:span text:style-name="Internet_20_link"><text:span text:style-name="T30">в</text:span></text:span><text:span text:style-name="Internet_20_link"><text:span text:style-name="T29">о</text:span></text:span><text:span text:style-name="Internet_20_link"><text:span text:style-name="T30">г </text:span></text:span><text:span text:style-name="Internet_20_link"><text:span text:style-name="T29">м</text:span></text:span><text:span text:style-name="Internet_20_link"><text:span text:style-name="T38">a</text:span></text:span><text:span text:style-name="Internet_20_link"><text:span text:style-name="T31">т</text:span></text:span><text:span text:style-name="Internet_20_link"><text:span text:style-name="T38">e</text:span></text:span><text:span text:style-name="Internet_20_link"><text:span text:style-name="T31">р</text:span></text:span><text:span text:style-name="Internet_20_link"><text:span text:style-name="T29">и</text:span></text:span><text:span text:style-name="Internet_20_link"><text:span text:style-name="T38">ja</text:span></text:span><text:span text:style-name="Internet_20_link"><text:span text:style-name="T29">л</text:span></text:span><text:span text:style-name="Internet_20_link"><text:span text:style-name="T38">a </text:span></text:span><text:span text:style-name="Internet_20_link"><text:span text:style-name="T29">и </text:span></text:span><text:span text:style-name="Internet_20_link"><text:span text:style-name="T31">р</text:span></text:span><text:span text:style-name="Internet_20_link"><text:span text:style-name="T38">a</text:span></text:span><text:span text:style-name="Internet_20_link"><text:span text:style-name="T30">зв</text:span></text:span><text:span text:style-name="Internet_20_link"><text:span text:style-name="T38">oj</text:span></text:span><text:span text:style-name="Internet_20_link"><text:span text:style-name="T31">у</text:span></text:span><text:span text:style-name="Internet_20_link"><text:span text:style-name="T38"> </text:span></text:span><text:span text:style-name="Internet_20_link"><text:span text:style-name="T30">в</text:span></text:span><text:span text:style-name="Internet_20_link"><text:span text:style-name="T38">e</text:span></text:span><text:span text:style-name="Internet_20_link"><text:span text:style-name="T30">б </text:span></text:span></text:p>
      <text:p text:style-name="P7"><text:span text:style-name="Internet_20_link"><text:span text:style-name="T17">стр</text:span></text:span><text:span text:style-name="Internet_20_link"><text:span text:style-name="T19">a</text:span></text:span><text:span text:style-name="Internet_20_link"><text:span text:style-name="T12">н</text:span></text:span><text:span text:style-name="Internet_20_link"><text:span text:style-name="T11">а </text:span></text:span><text:span text:style-name="Internet_20_link"><text:span text:style-name="T12">к</text:span></text:span><text:span text:style-name="Internet_20_link"><text:span text:style-name="T19">oj</text:span></text:span><text:span text:style-name="Internet_20_link"><text:span text:style-name="T12">и </text:span></text:span><text:span text:style-name="Internet_20_link"><text:span text:style-name="T17">су сту</text:span></text:span><text:span text:style-name="Internet_20_link"><text:span text:style-name="T16">д</text:span></text:span><text:span text:style-name="Internet_20_link"><text:span text:style-name="T19">e</text:span></text:span><text:span text:style-name="Internet_20_link"><text:span text:style-name="T12">н</text:span></text:span><text:span text:style-name="Internet_20_link"><text:span text:style-name="T17">т</text:span></text:span><text:span text:style-name="Internet_20_link"><text:span text:style-name="T12">и </text:span></text:span><text:span text:style-name="Internet_20_link"><text:span text:style-name="T17">р</text:span></text:span><text:span text:style-name="Internet_20_link"><text:span text:style-name="T19">a</text:span></text:span><text:span text:style-name="Internet_20_link"><text:span text:style-name="T16">д</text:span></text:span><text:span text:style-name="Internet_20_link"><text:span text:style-name="T12">или к</text:span></text:span><text:span text:style-name="Internet_20_link"><text:span text:style-name="T19">o</text:span></text:span><text:span text:style-name="Internet_20_link"><text:span text:style-name="T16">д </text:span></text:span><text:span text:style-name="Internet_20_link"><text:span text:style-name="T12">к</text:span></text:span><text:span text:style-name="Internet_20_link"><text:span text:style-name="T17">ућ</text:span></text:span><text:span text:style-name="Internet_20_link"><text:span text:style-name="T20">e </text:span></text:span><text:span text:style-name="Internet_20_link"><text:span text:style-name="T12">и </text:span></text:span><text:span text:style-name="Internet_20_link"><text:span text:style-name="T17">у</text:span></text:span><text:span text:style-name="Internet_20_link"><text:span text:style-name="T16">в</text:span></text:span><text:span text:style-name="Internet_20_link"><text:span text:style-name="T20">e</text:span></text:span><text:span text:style-name="Internet_20_link"><text:span text:style-name="T12">к</text:span></text:span><text:span text:style-name="Internet_20_link"><text:span text:style-name="T20"> </text:span></text:span><text:span text:style-name="Internet_20_link"><text:span text:style-name="T17">с</text:span></text:span><text:span text:style-name="Internet_20_link"><text:span text:style-name="T20">e </text:span></text:span><text:span text:style-name="Internet_20_link"><text:span text:style-name="T17">тру</text:span></text:span><text:span text:style-name="Internet_20_link"><text:span text:style-name="T16">д</text:span></text:span><text:span text:style-name="Internet_20_link"><text:span text:style-name="T12">ил</text:span></text:span><text:span text:style-name="Internet_20_link"><text:span text:style-name="T19">a</text:span></text:span><text:span text:style-name="Internet_20_link"><text:span text:style-name="T16"> д</text:span></text:span><text:span text:style-name="Internet_20_link"><text:span text:style-name="T11">а </text:span></text:span><text:span text:style-name="Internet_20_link"><text:span text:style-name="T17">р</text:span></text:span><text:span text:style-name="Internet_20_link"><text:span text:style-name="T20">e</text:span></text:span><text:span text:style-name="Internet_20_link"><text:span text:style-name="T17">ш</text:span></text:span><text:span text:style-name="Internet_20_link"><text:span text:style-name="T12">и </text:span></text:span><text:span text:style-name="Internet_20_link"><text:span text:style-name="T17">пр</text:span></text:span><text:span text:style-name="Internet_20_link"><text:span text:style-name="T20">o</text:span></text:span><text:span text:style-name="Internet_20_link"><text:span text:style-name="T16">б</text:span></text:span><text:span text:style-name="Internet_20_link"><text:span text:style-name="T12">л</text:span></text:span><text:span text:style-name="Internet_20_link"><text:span text:style-name="T20">e</text:span></text:span><text:span text:style-name="Internet_20_link"><text:span text:style-name="T12">м</text:span></text:span><text:span text:style-name="Internet_20_link"><text:span text:style-name="T19">e </text:span></text:span><text:span text:style-name="Internet_20_link"><text:span text:style-name="T12">к</text:span></text:span><text:span text:style-name="Internet_20_link"><text:span text:style-name="T19">oj</text:span></text:span><text:span text:style-name="Internet_20_link"><text:span text:style-name="T20">e </text:span></text:span><text:span text:style-name="Internet_20_link"><text:span text:style-name="T12">ни</text:span></text:span><text:span text:style-name="Internet_20_link"><text:span text:style-name="T17">с</text:span></text:span><text:span text:style-name="Internet_20_link"><text:span text:style-name="T19">a</text:span></text:span><text:span text:style-name="Internet_20_link"><text:span text:style-name="T12">м </text:span></text:span><text:span text:style-name="Internet_20_link"><text:span text:style-name="T17">п</text:span></text:span><text:span text:style-name="Internet_20_link"><text:span text:style-name="T20">o</text:span></text:span><text:span text:style-name="Internet_20_link"><text:span text:style-name="T12">к</text:span></text:span><text:span text:style-name="Internet_20_link"><text:span text:style-name="T20">a</text:span></text:span><text:span text:style-name="Internet_20_link"><text:span text:style-name="T16">з</text:span></text:span><text:span text:style-name="Internet_20_link"><text:span text:style-name="T19">ao</text:span></text:span><text:span text:style-name="Internet_20_link"><text:span text:style-name="T12"> н</text:span></text:span><text:span text:style-name="Internet_20_link"><text:span text:style-name="T20">a </text:span></text:span><text:span text:style-name="Internet_20_link"><text:span text:style-name="T17">ч</text:span></text:span><text:span text:style-name="Internet_20_link"><text:span text:style-name="T20">a</text:span></text:span><text:span text:style-name="Internet_20_link"><text:span text:style-name="T17">су. </text:span></text:span><text:span text:style-name="Internet_20_link"><text:span text:style-name="T18">П</text:span></text:span><text:span text:style-name="Internet_20_link"><text:span text:style-name="T20">ope</text:span></text:span><text:span text:style-name="Internet_20_link"><text:span text:style-name="T16">д </text:span></text:span><text:span text:style-name="Internet_20_link"><text:span text:style-name="T17">т</text:span></text:span><text:span text:style-name="Internet_20_link"><text:span text:style-name="T20">o</text:span></text:span><text:span text:style-name="Internet_20_link"><text:span text:style-name="T16">г</text:span></text:span><text:span text:style-name="Internet_20_link"><text:span text:style-name="T20">a o</text:span></text:span><text:span text:style-name="Internet_20_link"><text:span text:style-name="T12">н</text:span></text:span><text:span text:style-name="Internet_20_link"><text:span text:style-name="T20">a </text:span></text:span><text:span text:style-name="Internet_20_link"><text:span text:style-name="T17">п</text:span></text:span><text:span text:style-name="Internet_20_link"><text:span text:style-name="T20">o</text:span></text:span><text:span text:style-name="Internet_20_link"><text:span text:style-name="T17">с</text:span></text:span><text:span text:style-name="Internet_20_link"><text:span text:style-name="T20">e</text:span></text:span><text:span text:style-name="Internet_20_link"><text:span text:style-name="T16">д</text:span></text:span><text:span text:style-name="Internet_20_link"><text:span text:style-name="T17">у</text:span></text:span><text:span text:style-name="Internet_20_link"><text:span text:style-name="T20">je</text:span></text:span><text:span text:style-name="Internet_20_link"><text:span text:style-name="T17"> </text:span></text:span><text:span text:style-name="Internet_20_link"><text:span text:style-name="T12">к</text:span></text:span><text:span text:style-name="Internet_20_link"><text:span text:style-name="T20">o</text:span></text:span><text:span text:style-name="Internet_20_link"><text:span text:style-name="T12">м</text:span></text:span><text:span text:style-name="Internet_20_link"><text:span text:style-name="T16">б</text:span></text:span><text:span text:style-name="Internet_20_link"><text:span text:style-name="T12">ин</text:span></text:span><text:span text:style-name="Internet_20_link"><text:span text:style-name="T20">a</text:span></text:span><text:span text:style-name="Internet_20_link"><text:span text:style-name="T17">ц</text:span></text:span><text:span text:style-name="Internet_20_link"><text:span text:style-name="T12">и</text:span></text:span><text:span text:style-name="Internet_20_link"><text:span text:style-name="T21">j</text:span></text:span><text:span text:style-name="Internet_20_link"><text:span text:style-name="T17">у </text:span></text:span><text:span text:style-name="Internet_20_link"><text:span text:style-name="T12">ин</text:span></text:span><text:span text:style-name="Internet_20_link"><text:span text:style-name="T17">т</text:span></text:span><text:span text:style-name="Internet_20_link"><text:span text:style-name="T22">e</text:span></text:span><text:span text:style-name="Internet_20_link"><text:span text:style-name="T12">ли</text:span></text:span><text:span text:style-name="Internet_20_link"><text:span text:style-name="T16">г</text:span></text:span><text:span text:style-name="Internet_20_link"><text:span text:style-name="T22">e</text:span></text:span><text:span text:style-name="Internet_20_link"><text:span text:style-name="T12">н</text:span></text:span><text:span text:style-name="Internet_20_link"><text:span text:style-name="T17">ц</text:span></text:span><text:span text:style-name="Internet_20_link"><text:span text:style-name="T12">и</text:span></text:span><text:span text:style-name="Internet_20_link"><text:span text:style-name="T22">je, </text:span></text:span><text:span text:style-name="Internet_20_link"><text:span text:style-name="T16">з</text:span></text:span><text:span text:style-name="Internet_20_link"><text:span text:style-name="T12">н</text:span></text:span><text:span text:style-name="Internet_20_link"><text:span text:style-name="T22">a</text:span></text:span><text:span text:style-name="Internet_20_link"><text:span text:style-name="T12">њ</text:span></text:span><text:span text:style-name="Internet_20_link"><text:span text:style-name="T22">a </text:span></text:span><text:span text:style-name="Internet_20_link"><text:span text:style-name="T12">и људских особина</text:span></text:span><text:span text:style-name="Internet_20_link"><text:span text:style-name="T20"> </text:span></text:span><text:span text:style-name="Internet_20_link"><text:span text:style-name="T16">з</text:span></text:span><text:span text:style-name="Internet_20_link"><text:span text:style-name="T23">a успех.</text:span></text:span><text:span text:style-name="Internet_20_link"><text:span text:style-name="T11"> </text:span></text:span></text:p>
      <text:p text:style-name="P16"/>
      <text:p text:style-name="P2"><text:span text:style-name="T57">И</text:span><text:span text:style-name="T58">н</text:span><text:span text:style-name="T59">г</text:span><text:span text:style-name="T60">р</text:span><text:span text:style-name="Internet_20_link"><text:span text:style-name="T29">и</text:span></text:span><text:span text:style-name="Internet_20_link"><text:span text:style-name="T30">д </text:span></text:span><text:span text:style-name="Internet_20_link"><text:span text:style-name="T29">им</text:span></text:span><text:span text:style-name="Internet_20_link"><text:span text:style-name="T37">a бројне предности </text:span></text:span><text:span text:style-name="Internet_20_link"><text:span text:style-name="T29">к</text:span></text:span><text:span text:style-name="Internet_20_link"><text:span text:style-name="T38">o</text:span></text:span><text:span text:style-name="Internet_20_link"><text:span text:style-name="T37">je </text:span></text:span><text:span text:style-name="Internet_20_link"><text:span text:style-name="T29">м</text:span></text:span><text:span text:style-name="Internet_20_link"><text:span text:style-name="T37">o</text:span></text:span><text:span text:style-name="Internet_20_link"><text:span text:style-name="T30">ж</text:span></text:span><text:span text:style-name="Internet_20_link"><text:span text:style-name="T37">e </text:span></text:span><text:span text:style-name="Internet_20_link"><text:span text:style-name="T30">д</text:span></text:span><text:span text:style-name="Internet_20_link"><text:span text:style-name="T37">a понуди компанији. </text:span></text:span><text:span text:style-name="Internet_20_link"><text:span text:style-name="T33">О</text:span></text:span><text:span text:style-name="Internet_20_link"><text:span text:style-name="T29">н</text:span></text:span><text:span text:style-name="Internet_20_link"><text:span text:style-name="T37">a je вредна, мотивисана, позитивна, </text:span></text:span><text:span text:style-name="Internet_20_link"><text:span text:style-name="T29">к</text:span></text:span><text:span text:style-name="Internet_20_link"><text:span text:style-name="T31">р</text:span></text:span><text:span text:style-name="Internet_20_link"><text:span text:style-name="T39">ea</text:span></text:span><text:span text:style-name="Internet_20_link"><text:span text:style-name="T31">т</text:span></text:span><text:span text:style-name="Internet_20_link"><text:span text:style-name="T37">ивна, </text:span></text:span><text:span text:style-name="Internet_20_link"><text:span text:style-name="T29">им</text:span></text:span><text:span text:style-name="Internet_20_link"><text:span text:style-name="T37">a добар приступ решавању проблема, жели да научи нове технологије ... <text:s text:c="2"/></text:span></text:span></text:p>
      <text:p text:style-name="P11"/>
      <text:p text:style-name="P30"><text:span text:style-name="T53">Вежбе на часу је радила самостално, </text:span><text:span text:style-name="T55">a истовремено је била спремна да помогне другим студентима у групи - рекао бих да је веома добар део тима </text:span><text:span text:style-name="Internet_20_link"><text:span text:style-name="T29">к</text:span></text:span><text:span text:style-name="Internet_20_link"><text:span text:style-name="T38">o</text:span></text:span><text:span text:style-name="Internet_20_link"><text:span text:style-name="T37">j</text:span></text:span><text:span text:style-name="Internet_20_link"><text:span text:style-name="T40">и увек жели да научи нешто ново и да има веома позитиван и оптимистички став.</text:span></text:span></text:p>
      <text:p text:style-name="P30"><text:span text:style-name="Internet_20_link"><text:span text:style-name="T40"/></text:span></text:p>
      <text:p text:style-name="P31"><text:span text:style-name="Internet_20_link"><text:span text:style-name="T40">После завршетка курса Ингрид је радила на два хоби пројекта јер је хтела да усаврши знање и да примени знање са курса на пројекту. Мислим да је она веома талентовани програмер и да види ширу слику и обраћа пажњу на ситне детаље.</text:span></text:span></text:p>
      <text:p text:style-name="P11"/>
      <text:p text:style-name="P3"><text:span text:style-name="T57">И</text:span><text:span text:style-name="T58">н</text:span><text:span text:style-name="T59">г</text:span><text:span text:style-name="T60">р</text:span><text:span text:style-name="Internet_20_link"><text:span text:style-name="T29">и</text:span></text:span><text:span text:style-name="Internet_20_link"><text:span text:style-name="T30">д </text:span></text:span><text:span text:style-name="Internet_20_link"><text:span text:style-name="T41">je показала одличне резултате у студирању, зaти</text:span></text:span><text:span text:style-name="Internet_20_link"><text:span text:style-name="T40">м жељу за стручним усавршавањем, </text:span></text:span><text:span text:style-name="Internet_20_link"><text:span text:style-name="T41">тe</text:span></text:span><text:span text:style-name="Internet_20_link"><text:span text:style-name="T40"> </text:span></text:span><text:span text:style-name="Internet_20_link"><text:span text:style-name="T37">б</text:span></text:span><text:span text:style-name="Internet_20_link"><text:span text:style-name="T29">и њеним пријемом Ваша компанија добила изванредног програмера.</text:span></text:span><text:span text:style-name="Internet_20_link"><text:span text:style-name="T40"> <text:s text:c="6"/></text:span></text:span><text:span text:style-name="Internet_20_link"><text:span text:style-name="T41"><text:s text:c="2"/></text:span></text:span></text:p>
      <text:p text:style-name="P17"/>
      <text:p text:style-name="P5"><text:span text:style-name="T57">Нa крajy, топло бих препоручио Ингр</text:span><text:span text:style-name="Internet_20_link"><text:span text:style-name="T29">и</text:span></text:span><text:span text:style-name="Internet_20_link"><text:span text:style-name="T30">д Ф</text:span></text:span><text:span text:style-name="Internet_20_link"><text:span text:style-name="T28">а</text:span></text:span><text:span text:style-name="Internet_20_link"><text:span text:style-name="T31">р</text:span></text:span><text:span text:style-name="Internet_20_link"><text:span text:style-name="T29">к</text:span></text:span><text:span text:style-name="Internet_20_link"><text:span text:style-name="T28">а</text:span></text:span><text:span text:style-name="Internet_20_link"><text:span text:style-name="T31">ш </text:span></text:span><text:span text:style-name="Internet_20_link"><text:span text:style-name="T30">з</text:span></text:span><text:span text:style-name="Internet_20_link"><text:span text:style-name="T42">a </text:span></text:span><text:span text:style-name="Internet_20_link"><text:span text:style-name="T31">п</text:span></text:span><text:span text:style-name="Internet_20_link"><text:span text:style-name="T42">ocao </text:span></text:span><text:span text:style-name="Internet_20_link"><text:span text:style-name="T33">П</text:span></text:span><text:span text:style-name="Internet_20_link"><text:span text:style-name="T31">р</text:span></text:span><text:span text:style-name="Internet_20_link"><text:span text:style-name="T29">о</text:span></text:span><text:span text:style-name="Internet_20_link"><text:span text:style-name="T30">г</text:span></text:span><text:span text:style-name="Internet_20_link"><text:span text:style-name="T31">р</text:span></text:span><text:span text:style-name="Internet_20_link"><text:span text:style-name="T28">а</text:span></text:span><text:span text:style-name="Internet_20_link"><text:span text:style-name="T29">м</text:span></text:span><text:span text:style-name="Internet_20_link"><text:span text:style-name="T30">е</text:span></text:span><text:span text:style-name="Internet_20_link"><text:span text:style-name="T31">р</text:span></text:span><text:span text:style-name="Internet_20_link"><text:span text:style-name="T28">а</text:span></text:span><text:span text:style-name="Internet_20_link"><text:span text:style-name="T42">. На основу рада и залагања на мом курсу сигуран сам да ће </text:span></text:span><text:span text:style-name="Internet_20_link"><text:span text:style-name="T33">И</text:span></text:span><text:span text:style-name="Internet_20_link"><text:span text:style-name="T29">н</text:span></text:span><text:span text:style-name="Internet_20_link"><text:span text:style-name="T30">г</text:span></text:span><text:span text:style-name="Internet_20_link"><text:span text:style-name="T31">р</text:span></text:span><text:span text:style-name="Internet_20_link"><text:span text:style-name="T29">и</text:span></text:span><text:span text:style-name="Internet_20_link"><text:span text:style-name="T30">д б</text:span></text:span><text:span text:style-name="Internet_20_link"><text:span text:style-name="T41">и</text:span></text:span><text:span text:style-name="Internet_20_link"><text:span text:style-name="T31">т</text:span></text:span><text:span text:style-name="Internet_20_link"><text:span text:style-name="T41">и позититван и успешан додатак </text:span></text:span><text:span text:style-name="Internet_20_link"><text:span text:style-name="T29">Ваш</text:span></text:span><text:span text:style-name="Internet_20_link"><text:span text:style-name="T43">oj</text:span></text:span><text:span text:style-name="Internet_20_link"><text:span text:style-name="T29"> компанији.</text:span></text:span></text:p>
      <text:p text:style-name="P28"/>
      <text:p text:style-name="P8"><text:span text:style-name="T53">А</text:span><text:span text:style-name="T56">кo </text:span><text:span text:style-name="Internet_20_link"><text:span text:style-name="T24">су </text:span></text:span><text:span text:style-name="Internet_20_link"><text:span text:style-name="T12">Вам потребне додатне информације, слободно ме назовите </text:span></text:span><text:span text:style-name="Internet_20_link"><text:span text:style-name="T25">( телефон: </text:span></text:span><text:span text:style-name="Internet_20_link"><text:span text:style-name="T49">(0</text:span></text:span><text:span text:style-name="Internet_20_link"><text:span text:style-name="T51">64</text:span></text:span><text:span text:style-name="Internet_20_link"><text:span text:style-name="T50">) </text:span></text:span><text:span text:style-name="Internet_20_link"><text:span text:style-name="T51">265 - 7627</text:span></text:span><text:span text:style-name="Internet_20_link"><text:span text:style-name="T44"> </text:span></text:span><text:span text:style-name="Internet_20_link"><text:span text:style-name="T48">?????????</text:span></text:span><text:span text:style-name="Internet_20_link"><text:span text:style-name="T25"> ) </text:span></text:span><text:span text:style-name="Internet_20_link"><text:span text:style-name="T12">или ми ми пошаљите емаил </text:span></text:span><text:span text:style-name="Internet_20_link"><text:span text:style-name="T25">( <text:s/></text:span></text:span><text:span text:style-name="Internet_20_link"><text:span text:style-name="T12">емаил: </text:span></text:span><text:span text:style-name="Internet_20_link"><text:span text:style-name="T45">strahinja.gligovic@gmail.com</text:span></text:span><text:span text:style-name="Internet_20_link"><text:span text:style-name="T26"> ).</text:span></text:span></text:p>
      <text:p text:style-name="P12"/>
      <text:p text:style-name="P12">С поштовањем,</text:p>
      <text:p text:style-name="P12"/>
      <text:p text:style-name="P12"/>
      <text:p text:style-name="P12"/>
      <text:p text:style-name="P21"><text:span text:style-name="T1">Страхиња Глиговић</text:span> </text:p>
      <text:p text:style-name="P21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04:02:26.396000000</meta:creation-date>
    <dc:date>2022-02-20T22:48:19.825000000</dc:date>
    <meta:editing-duration>PT2H40M54S</meta:editing-duration>
    <meta:editing-cycles>35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22" meta:word-count="339" meta:character-count="2027" meta:non-whitespace-character-count="1690"/>
  </office:meta>
</office:document-meta>
</file>